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6.761cm"/>
    </style:style>
    <style:style style:name="co7" style:family="table-column">
      <style:table-column-properties fo:break-before="auto" style:column-width="4.882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9.213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>
            <text:p>idx</text:p>
          </table:table-cell>
          <table:table-cell office:value-type="string">
            <text:p>act</text:p>
          </table:table-cell>
          <table:table-cell office:value-type="string">
            <text:p>icon_color</text:p>
          </table:table-cell>
          <table:table-cell office:value-type="string">
            <text:p>activity_id</text:p>
          </table:table-cell>
          <table:table-cell office:value-type="string">
            <text:p>keep</text:p>
          </table:table-cell>
          <table:table-cell office:value-type="string">
            <text:p>mime_type</text:p>
          </table:table-cell>
          <table:table-cell table:style-name="Default" office:value-type="string">
            <text:p>mtime</text:p>
          </table:table-cell>
          <table:table-cell office:value-type="string">
            <text:p>preview</text:p>
          </table:table-cell>
          <table:table-cell office:value-type="string">
            <text:p>share_scope</text:p>
          </table:table-cell>
          <table:table-cell office:value-type="string">
            <text:p>timestamp</text:p>
          </table:table-cell>
          <table:table-cell office:value-type="string">
            <text:p>title</text:p>
          </table:table-cell>
          <table:table-cell office:value-type="string">
            <text:p>title_set_by_user</text:p>
          </table:table-cell>
          <table:table-cell office:value-type="string">
            <text:p>u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u.lux.olpc.Speak</text:p>
          </table:table-cell>
          <table:table-cell office:value-type="string">
            <text:p>#00EA11,#5E008C</text:p>
          </table:table-cell>
          <table:table-cell office:value-type="string">
            <text:p>f82c3cb5f11f12c4a44d44c6f5daa8667479d868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1-09-03T19:34:22.24206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03662">
            <text:p>1315103662</text:p>
          </table:table-cell>
          <table:table-cell office:value-type="string">
            <text:p>Speak Activity</text:p>
          </table:table-cell>
          <table:table-cell office:value-type="float" office:value="1">
            <text:p>1</text:p>
          </table:table-cell>
          <table:table-cell office:value-type="string">
            <text:p>3d2ac153-75e4-4d39-9832-3c654251efc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u.lux.olpc.Speak</text:p>
          </table:table-cell>
          <table:table-cell office:value-type="string">
            <text:p>#FF2B34,#FF8F00</text:p>
          </table:table-cell>
          <table:table-cell office:value-type="string">
            <text:p>737006e8884dd0c63b3dda2e49b4efdfd8b3352b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30T01:41:40.148157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148500">
            <text:p>1375148500</text:p>
          </table:table-cell>
          <table:table-cell office:value-type="string">
            <text:p>Speak Activity</text:p>
          </table:table-cell>
          <table:table-cell office:value-type="float" office:value="0">
            <text:p>0</text:p>
          </table:table-cell>
          <table:table-cell office:value-type="string">
            <text:p>48efe833-0b59-4e7d-89e2-885073cd0b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</text:p>
          </table:table-cell>
          <table:table-cell office:value-type="string">
            <text:p>#00EA11,#5E008C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office:value-type="string">
            <text:p>application/vnd.olpc-sugar</text:p>
          </table:table-cell>
          <table:table-cell office:value-type="string">
            <text:p>2011-11-06T13:22:51.797344</text:p>
          </table:table-cell>
          <table:table-cell table:number-columns-repeated="2" office:value-type="string">
            <text:p>NA</text:p>
          </table:table-cell>
          <table:table-cell office:value-type="float" office:value="1320614571">
            <text:p>1320614571</text:p>
          </table:table-cell>
          <table:table-cell office:value-type="string">
            <text:p>telescope-12.xo</text:p>
          </table:table-cell>
          <table:table-cell office:value-type="string">
            <text:p>NA</text:p>
          </table:table-cell>
          <table:table-cell office:value-type="string">
            <text:p>fa6b16a1-f48e-4e18-b735-44347417086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g.laptop.Memorize</text:p>
          </table:table-cell>
          <table:table-cell office:value-type="string">
            <text:p>#FF2B34,#FF8F00</text:p>
          </table:table-cell>
          <table:table-cell office:value-type="string">
            <text:p>8879bd0b419d7ff55c776e78af93d327d438b1df</text:p>
          </table:table-cell>
          <table:table-cell office:value-type="float" office:value="0">
            <text:p>0</text:p>
          </table:table-cell>
          <table:table-cell office:value-type="string">
            <text:p>application/x-memorize-project</text:p>
          </table:table-cell>
          <table:table-cell office:value-type="string">
            <text:p>2013-07-29T00:41:15.203908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58475">
            <text:p>1375058475</text:p>
          </table:table-cell>
          <table:table-cell office:value-type="string">
            <text:p>Memorize Activity</text:p>
          </table:table-cell>
          <table:table-cell office:value-type="float" office:value="0">
            <text:p>0</text:p>
          </table:table-cell>
          <table:table-cell office:value-type="string">
            <text:p>6ebfe5b6-f57b-496b-8bbe-9dd58dc389a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.garycmartin.Moon</text:p>
          </table:table-cell>
          <table:table-cell office:value-type="string">
            <text:p>#00EA11,#5E008C</text:p>
          </table:table-cell>
          <table:table-cell office:value-type="string">
            <text:p>f055fed53b303b6f50a8b3301ad33312670bd87c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1-09-03T19:34:46.038137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03686">
            <text:p>1315103686</text:p>
          </table:table-cell>
          <table:table-cell office:value-type="string">
            <text:p>Moon Activity</text:p>
          </table:table-cell>
          <table:table-cell office:value-type="float" office:value="1">
            <text:p>1</text:p>
          </table:table-cell>
          <table:table-cell office:value-type="string">
            <text:p>89de710e-f8a7-4389-9e72-b046c92e1a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rg.laptop.TamTamMini</text:p>
          </table:table-cell>
          <table:table-cell office:value-type="string">
            <text:p>#00A0FF,#9A5200</text:p>
          </table:table-cell>
          <table:table-cell office:value-type="string">
            <text:p>df9c4b24872dfc6fad736b3d6e689bff80f1684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2T02:01:44.23428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4458504">
            <text:p>1374458504</text:p>
          </table:table-cell>
          <table:table-cell office:value-type="string">
            <text:p>TamTamMini Activity</text:p>
          </table:table-cell>
          <table:table-cell office:value-type="float" office:value="0">
            <text:p>0</text:p>
          </table:table-cell>
          <table:table-cell office:value-type="string">
            <text:p>603e09c0-f9ea-4f0c-aeba-bcc1b17882c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g.laptop.Terminal</text:p>
          </table:table-cell>
          <table:table-cell office:value-type="string">
            <text:p>#AC32FF,#FF8F00</text:p>
          </table:table-cell>
          <table:table-cell office:value-type="string">
            <text:p>831d0afc29d23fbd5422970ecda309ff5bf463f2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2T01:15:52.538456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406152">
            <text:p>1375406152</text:p>
          </table:table-cell>
          <table:table-cell office:value-type="string">
            <text:p>Terminal Activity</text:p>
          </table:table-cell>
          <table:table-cell office:value-type="float" office:value="0">
            <text:p>0</text:p>
          </table:table-cell>
          <table:table-cell office:value-type="string">
            <text:p>75c13f49-02bf-45a3-9d43-16d23344217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u.lux.olpc.Maze</text:p>
          </table:table-cell>
          <table:table-cell office:value-type="string">
            <text:p>#AC32FF,#FF8F00</text:p>
          </table:table-cell>
          <table:table-cell office:value-type="string">
            <text:p>c1d36085ada3e4397d0ef75a091524a8baab5f1b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9T00:44:02.77401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58642">
            <text:p>1375058642</text:p>
          </table:table-cell>
          <table:table-cell office:value-type="string">
            <text:p>Maze Activity</text:p>
          </table:table-cell>
          <table:table-cell office:value-type="float" office:value="0">
            <text:p>0</text:p>
          </table:table-cell>
          <table:table-cell office:value-type="string">
            <text:p>e01a35f9-b077-4d3f-9a56-9931e746ddf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g.laptop.Oficina</text:p>
          </table:table-cell>
          <table:table-cell office:value-type="string">
            <text:p>#00A0FF,#9A5200</text:p>
          </table:table-cell>
          <table:table-cell office:value-type="string">
            <text:p>b410d21e9059318ec7e206706011e28eca87f7a0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7-30T01:27:33.94131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147653">
            <text:p>1375147653</text:p>
          </table:table-cell>
          <table:table-cell office:value-type="string">
            <text:p>Paint Activity</text:p>
          </table:table-cell>
          <table:table-cell office:value-type="float" office:value="0">
            <text:p>0</text:p>
          </table:table-cell>
          <table:table-cell office:value-type="string">
            <text:p>880c7132-3cd9-4f06-9cbd-12c08879bfa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A</text:p>
          </table:table-cell>
          <table:table-cell office:value-type="string">
            <text:p>#00A0FF,#9A520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7-14T18:21:13.385647</text:p>
          </table:table-cell>
          <table:table-cell table:number-columns-repeated="2" office:value-type="string">
            <text:p>NA</text:p>
          </table:table-cell>
          <table:table-cell office:value-type="float" office:value="1373826073">
            <text:p>1373826073</text:p>
          </table:table-cell>
          <table:table-cell office:value-type="string">
            <text:p>Screenshot of "Analyze Journal Activity"</text:p>
          </table:table-cell>
          <table:table-cell office:value-type="string">
            <text:p>NA</text:p>
          </table:table-cell>
          <table:table-cell office:value-type="string">
            <text:p>f5c33e3e-6049-4575-8661-36c5cc46da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g.laptop.WikipediaActivityEN</text:p>
          </table:table-cell>
          <table:table-cell office:value-type="string">
            <text:p>#FF2B34,#FF8F00</text:p>
          </table:table-cell>
          <table:table-cell office:value-type="string">
            <text:p>b61d59836099cb30692d45bc235b4745c30bfe59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3-07-30T01:40:53.42114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148453">
            <text:p>1375148453</text:p>
          </table:table-cell>
          <table:table-cell office:value-type="string">
            <text:p>Computer</text:p>
          </table:table-cell>
          <table:table-cell office:value-type="float" office:value="0">
            <text:p>0</text:p>
          </table:table-cell>
          <table:table-cell office:value-type="string">
            <text:p>589c1c15-dab4-404d-ad52-d68a1bf32fb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rg.laptop.TamTamJam</text:p>
          </table:table-cell>
          <table:table-cell office:value-type="string">
            <text:p>#00EA11,#5E008C</text:p>
          </table:table-cell>
          <table:table-cell office:value-type="string">
            <text:p>3e073b4dee619841cbab6858aa2990d46f757f32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1-09-03T19:48:41.774045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04521">
            <text:p>1315104521</text:p>
          </table:table-cell>
          <table:table-cell office:value-type="string">
            <text:p>TamTamJam Activity</text:p>
          </table:table-cell>
          <table:table-cell office:value-type="float" office:value="1">
            <text:p>1</text:p>
          </table:table-cell>
          <table:table-cell office:value-type="string">
            <text:p>6e3ba7da-9e0a-4d22-8066-469170c30ac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rg.laptop.Terminal</text:p>
          </table:table-cell>
          <table:table-cell office:value-type="string">
            <text:p>#00EA11,#5E008C</text:p>
          </table:table-cell>
          <table:table-cell office:value-type="string">
            <text:p>63e2dfaee367d39f7b9f16e0ff1df2b40f1d4b9b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5T23:14:33.791426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758873">
            <text:p>1375758873</text:p>
          </table:table-cell>
          <table:table-cell office:value-type="string">
            <text:p>Terminal Activity</text:p>
          </table:table-cell>
          <table:table-cell office:value-type="float" office:value="0">
            <text:p>0</text:p>
          </table:table-cell>
          <table:table-cell office:value-type="string">
            <text:p>f018994e-1fdf-4a60-8ad7-f4797a4263d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rg.laptop.physics</text:p>
          </table:table-cell>
          <table:table-cell office:value-type="string">
            <text:p>#00A0FF,#9A5200</text:p>
          </table:table-cell>
          <table:table-cell office:value-type="string">
            <text:p>1d696c1f94958cdd92ca0d204734d4dd72fb3dbf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7-14T18:07:18.568478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25238">
            <text:p>1373825238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15ca013f-4029-4cda-93ed-add7db8b1f0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rg.laptop.TurtleArtActivity</text:p>
          </table:table-cell>
          <table:table-cell office:value-type="string">
            <text:p>#00EA11,#5E008C</text:p>
          </table:table-cell>
          <table:table-cell office:value-type="string">
            <text:p>b1601ed090cc81bbb123bd7dc255437970e627ef</text:p>
          </table:table-cell>
          <table:table-cell office:value-type="float" office:value="0">
            <text:p>0</text:p>
          </table:table-cell>
          <table:table-cell office:value-type="string">
            <text:p>application/x-turtle-art</text:p>
          </table:table-cell>
          <table:table-cell office:value-type="string">
            <text:p>2011-09-03T19:38:20.95936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03900">
            <text:p>1315103900</text:p>
          </table:table-cell>
          <table:table-cell office:value-type="string">
            <text:p>Turtle Art Activity</text:p>
          </table:table-cell>
          <table:table-cell office:value-type="float" office:value="0">
            <text:p>0</text:p>
          </table:table-cell>
          <table:table-cell office:value-type="string">
            <text:p>38864b85-91fb-4776-8483-493a280aed9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g.eq.FotoToon</text:p>
          </table:table-cell>
          <table:table-cell office:value-type="string">
            <text:p>#00EA11,#5E008C</text:p>
          </table:table-cell>
          <table:table-cell office:value-type="string">
            <text:p>dd829396720bc187baada73a3fcf4d3073f6625c</text:p>
          </table:table-cell>
          <table:table-cell office:value-type="float" office:value="0">
            <text:p>0</text:p>
          </table:table-cell>
          <table:table-cell office:value-type="string">
            <text:p>application/x-fototoon-activity</text:p>
          </table:table-cell>
          <table:table-cell office:value-type="string">
            <text:p>2013-08-05T23:08:02.15546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758482">
            <text:p>1375758482</text:p>
          </table:table-cell>
          <table:table-cell office:value-type="string">
            <text:p>FotoToon Activity</text:p>
          </table:table-cell>
          <table:table-cell office:value-type="float" office:value="1">
            <text:p>1</text:p>
          </table:table-cell>
          <table:table-cell office:value-type="string">
            <text:p>21a4b231-2922-4da4-81cf-fa3482f054d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u.lux.olpc.Speak</text:p>
          </table:table-cell>
          <table:table-cell office:value-type="string">
            <text:p>#FF8F00,#BE9E00</text:p>
          </table:table-cell>
          <table:table-cell office:value-type="string">
            <text:p>f55d3eff29c1722cbb87191892f82ee00515cfe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3:54:36.411328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8476">
            <text:p>1375588476</text:p>
          </table:table-cell>
          <table:table-cell office:value-type="string">
            <text:p>Speak Activity</text:p>
          </table:table-cell>
          <table:table-cell office:value-type="float" office:value="1">
            <text:p>1</text:p>
          </table:table-cell>
          <table:table-cell office:value-type="string">
            <text:p>92d375e1-704b-4255-8850-00533aa3204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rg.laptop.physics</text:p>
          </table:table-cell>
          <table:table-cell office:value-type="string">
            <text:p>#AC32FF,#FF8F00</text:p>
          </table:table-cell>
          <table:table-cell office:value-type="string">
            <text:p>138bd2fdec271d21df3cccd9f046015a7f761c15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8-02T01:15:23.97777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406123">
            <text:p>1375406123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1e3763c8-6c51-4876-b55b-b2244ee8c80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.laptop.Ruler</text:p>
          </table:table-cell>
          <table:table-cell office:value-type="string">
            <text:p>#AC32FF,#FF8F00</text:p>
          </table:table-cell>
          <table:table-cell office:value-type="string">
            <text:p>db611042d23640cb64d6ac27c757536f8462cc6f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9T00:44:17.154698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58657">
            <text:p>1375058657</text:p>
          </table:table-cell>
          <table:table-cell office:value-type="string">
            <text:p>Ruler Activity</text:p>
          </table:table-cell>
          <table:table-cell office:value-type="float" office:value="0">
            <text:p>0</text:p>
          </table:table-cell>
          <table:table-cell office:value-type="string">
            <text:p>a44afb83-cb34-44a2-8e52-a4d6ebb6c2d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rg.laptop.Terminal</text:p>
          </table:table-cell>
          <table:table-cell office:value-type="string">
            <text:p>#00A0FF,#9A5200</text:p>
          </table:table-cell>
          <table:table-cell office:value-type="string">
            <text:p>08feeeea2bca2a2b577e4df0e052e5ae555add8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14T22:20:03.810496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40403">
            <text:p>1373840403</text:p>
          </table:table-cell>
          <table:table-cell office:value-type="string">
            <text:p>Terminal Activity</text:p>
          </table:table-cell>
          <table:table-cell office:value-type="float" office:value="0">
            <text:p>0</text:p>
          </table:table-cell>
          <table:table-cell office:value-type="string">
            <text:p>b81f8d3a-ac8e-417f-9054-6c2ac6d3f0e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rg.laptop.sugar.ReadActivity</text:p>
          </table:table-cell>
          <table:table-cell office:value-type="string">
            <text:p>#00A0FF,#9A5200</text:p>
          </table:table-cell>
          <table:table-cell office:value-type="string">
            <text:p>6467c9db23dbb03872b5efc99a3ce7110881f819</text:p>
          </table:table-cell>
          <table:table-cell office:value-type="float" office:value="0">
            <text:p>0</text:p>
          </table:table-cell>
          <table:table-cell office:value-type="string">
            <text:p>application/pdf</text:p>
          </table:table-cell>
          <table:table-cell office:value-type="string">
            <text:p>2013-07-14T18:17:53.489558</text:p>
          </table:table-cell>
          <table:table-cell table:number-columns-repeated="2" office:value-type="string">
            <text:p>NA</text:p>
          </table:table-cell>
          <table:table-cell office:value-type="float" office:value="1373825873">
            <text:p>1373825873</text:p>
          </table:table-cell>
          <table:table-cell office:value-type="string">
            <text:p>Little Brother, by Cory Doctorow</text:p>
          </table:table-cell>
          <table:table-cell office:value-type="float" office:value="1">
            <text:p>1</text:p>
          </table:table-cell>
          <table:table-cell office:value-type="string">
            <text:p>76febbfc-a583-4973-83a2-dcf9d8e76c7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g.laptop.TurtleArtActivity</text:p>
          </table:table-cell>
          <table:table-cell office:value-type="string">
            <text:p>#FF2B34,#FF8F00</text:p>
          </table:table-cell>
          <table:table-cell office:value-type="string">
            <text:p>846d7550bf1a00a9420f7bb2926975a8e9128a0e</text:p>
          </table:table-cell>
          <table:table-cell office:value-type="float" office:value="0">
            <text:p>0</text:p>
          </table:table-cell>
          <table:table-cell office:value-type="string">
            <text:p>application/x-turtle-art</text:p>
          </table:table-cell>
          <table:table-cell office:value-type="string">
            <text:p>2013-07-30T01:39:00.460477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148340">
            <text:p>1375148340</text:p>
          </table:table-cell>
          <table:table-cell office:value-type="string">
            <text:p>TurtleBlocks Activity</text:p>
          </table:table-cell>
          <table:table-cell office:value-type="float" office:value="0">
            <text:p>0</text:p>
          </table:table-cell>
          <table:table-cell office:value-type="string">
            <text:p>786ba7d2-8807-41ce-8c4a-9fc7af9de9c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rg.laptop.Memorize</text:p>
          </table:table-cell>
          <table:table-cell office:value-type="string">
            <text:p>#FF8F00,#BE9E00</text:p>
          </table:table-cell>
          <table:table-cell office:value-type="string">
            <text:p>f21e0d2b0f8a68c586e69bca9f9ae104792762a7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3:58:01.295188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8681">
            <text:p>1375588681</text:p>
          </table:table-cell>
          <table:table-cell office:value-type="string">
            <text:p>Memorize Activity</text:p>
          </table:table-cell>
          <table:table-cell office:value-type="float" office:value="1">
            <text:p>1</text:p>
          </table:table-cell>
          <table:table-cell office:value-type="string">
            <text:p>1652f9f0-c1c3-4626-8921-b761b5dd868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rg.gnome.Labyrinth</text:p>
          </table:table-cell>
          <table:table-cell office:value-type="string">
            <text:p>#00EA11,#5E008C</text:p>
          </table:table-cell>
          <table:table-cell office:value-type="string">
            <text:p>6300dbd6d370ab8f0256d0a47e442352ab50cca8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1-09-03T19:25:21.51737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03121">
            <text:p>1315103121</text:p>
          </table:table-cell>
          <table:table-cell office:value-type="string">
            <text:p>Labyrinth Activity</text:p>
          </table:table-cell>
          <table:table-cell office:value-type="float" office:value="0">
            <text:p>0</text:p>
          </table:table-cell>
          <table:table-cell office:value-type="string">
            <text:p>016d6a99-ae8e-4915-8a8b-f3ba0609da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rg.laptop.physics</text:p>
          </table:table-cell>
          <table:table-cell office:value-type="string">
            <text:p>#00EA11,#5E008C</text:p>
          </table:table-cell>
          <table:table-cell office:value-type="string">
            <text:p>87e2af46ee4b441acb2a8be0419aab33e3efebac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1-09-03T19:36:22.852301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03782">
            <text:p>1315103782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0715af38-f13d-452f-bc21-740d8ed9011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rg.laptop.Calculate</text:p>
          </table:table-cell>
          <table:table-cell office:value-type="string">
            <text:p>#00A0FF,#9A5200</text:p>
          </table:table-cell>
          <table:table-cell office:value-type="string">
            <text:p>b1ee18fcbb272ffe0051c843122341dd63f52522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14T19:13:27.521884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29207">
            <text:p>1373829207</text:p>
          </table:table-cell>
          <table:table-cell office:value-type="string">
            <text:p>Calculate Activity</text:p>
          </table:table-cell>
          <table:table-cell office:value-type="float" office:value="0">
            <text:p>0</text:p>
          </table:table-cell>
          <table:table-cell office:value-type="string">
            <text:p>943f5c23-b1e0-4594-b4b2-9ccf356f07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rg.sugarlabs.MusicKeyboard</text:p>
          </table:table-cell>
          <table:table-cell office:value-type="string">
            <text:p>#FF2B34,#FF8F00</text:p>
          </table:table-cell>
          <table:table-cell office:value-type="string">
            <text:p>8382c6efdad0c5be0c3e55130ee104355573bac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9T00:39:15.89197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58355">
            <text:p>1375058355</text:p>
          </table:table-cell>
          <table:table-cell office:value-type="string">
            <text:p>Music Keyboard Activity</text:p>
          </table:table-cell>
          <table:table-cell office:value-type="float" office:value="0">
            <text:p>0</text:p>
          </table:table-cell>
          <table:table-cell office:value-type="string">
            <text:p>ca2b668b-183f-435b-9b77-e5626358633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A</text:p>
          </table:table-cell>
          <table:table-cell office:value-type="string">
            <text:p>#00EA11,#5E008C</text:p>
          </table:table-cell>
          <table:table-cell office:value-type="string">
            <text:p>933fa200180d46fcfe1f50737fc6e3f85b29b062</text:p>
          </table:table-cell>
          <table:table-cell office:value-type="float" office:value="0">
            <text:p>0</text:p>
          </table:table-cell>
          <table:table-cell office:value-type="string">
            <text:p>text/csv</text:p>
          </table:table-cell>
          <table:table-cell office:value-type="string">
            <text:p>2013-08-05T23:08:40.265412</text:p>
          </table:table-cell>
          <table:table-cell table:number-columns-repeated="2" office:value-type="string">
            <text:p>NA</text:p>
          </table:table-cell>
          <table:table-cell office:value-type="float" office:value="1375758520">
            <text:p>1375758520</text:p>
          </table:table-cell>
          <table:table-cell office:value-type="string">
            <text:p>Measure Log</text:p>
          </table:table-cell>
          <table:table-cell office:value-type="float" office:value="1">
            <text:p>1</text:p>
          </table:table-cell>
          <table:table-cell office:value-type="string">
            <text:p>a2613bde-67e8-49eb-be0d-3cb3dcda72db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m.jotaro.ImplodeActivity</text:p>
          </table:table-cell>
          <table:table-cell office:value-type="string">
            <text:p>#FF2B34,#FF8F00</text:p>
          </table:table-cell>
          <table:table-cell office:value-type="string">
            <text:p>a1063274334a5cddcb694f7f637ae1c47aae1536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8T17:51:13.88331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3873">
            <text:p>1375033873</text:p>
          </table:table-cell>
          <table:table-cell office:value-type="string">
            <text:p>Implode Activity</text:p>
          </table:table-cell>
          <table:table-cell office:value-type="float" office:value="0">
            <text:p>0</text:p>
          </table:table-cell>
          <table:table-cell office:value-type="string">
            <text:p>07b51e88-0ad6-4d68-a437-a177fc16c87a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rg.sugarlabs.InfoSlicer</text:p>
          </table:table-cell>
          <table:table-cell office:value-type="string">
            <text:p>#00A0FF,#9A5200</text:p>
          </table:table-cell>
          <table:table-cell office:value-type="string">
            <text:p>376d3f0a7817a6f8ca395051fd87f2d4dab0a5e8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8T17:54:55.49624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4095">
            <text:p>1375034095</text:p>
          </table:table-cell>
          <table:table-cell office:value-type="string">
            <text:p>InfoSlicer Activity</text:p>
          </table:table-cell>
          <table:table-cell office:value-type="float" office:value="0">
            <text:p>0</text:p>
          </table:table-cell>
          <table:table-cell office:value-type="string">
            <text:p>5d0691ee-24ba-47d1-8ae0-1f3f37c3e15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rg.laptop.Oficina</text:p>
          </table:table-cell>
          <table:table-cell office:value-type="string">
            <text:p>#00A0FF,#9A5200</text:p>
          </table:table-cell>
          <table:table-cell office:value-type="string">
            <text:p>ca572fe8b04978b9adacfffd920561e66d10f174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7-14T19:22:19.160165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29739">
            <text:p>1373829739</text:p>
          </table:table-cell>
          <table:table-cell office:value-type="string">
            <text:p>Paint Activity</text:p>
          </table:table-cell>
          <table:table-cell office:value-type="float" office:value="0">
            <text:p>0</text:p>
          </table:table-cell>
          <table:table-cell office:value-type="string">
            <text:p>6ff4ee14-56db-4e69-83a9-c43b6e9ab05f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rg.laptop.WebActivity</text:p>
          </table:table-cell>
          <table:table-cell office:value-type="string">
            <text:p>#AC32FF,#FF8F00</text:p>
          </table:table-cell>
          <table:table-cell office:value-type="string">
            <text:p>afb0c2d7d99120e161f28b1c6a9b8fa43310d34f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3-08-05T23:29:43.100574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745383">
            <text:p>1375745383</text:p>
          </table:table-cell>
          <table:table-cell office:value-type="string">
            <text:p>Angry Birds Chrome</text:p>
          </table:table-cell>
          <table:table-cell office:value-type="float" office:value="0">
            <text:p>0</text:p>
          </table:table-cell>
          <table:table-cell office:value-type="string">
            <text:p>c2b06ec8-28e3-4dff-ae63-4abd29a1b8a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g.laptop.physics</text:p>
          </table:table-cell>
          <table:table-cell office:value-type="string">
            <text:p>#FF2B34,#FF8F00</text:p>
          </table:table-cell>
          <table:table-cell office:value-type="string">
            <text:p>a09acd913d4e6e29e1ee78a297bec707693e943c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7-28T16:04:15.75788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27455">
            <text:p>1375027455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00dc55d6-dd41-4007-ac0b-6e052ee7f8c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A</text:p>
          </table:table-cell>
          <table:table-cell office:value-type="string">
            <text:p>#FF8F00,#BE9E00</text:p>
          </table:table-cell>
          <table:table-cell office:value-type="string">
            <text:p>860b66dc804d99f1fc8e37de206858cb090a7f0a</text:p>
          </table:table-cell>
          <table:table-cell office:value-type="string">
            <text:p>NA</text:p>
          </table:table-cell>
          <table:table-cell office:value-type="string">
            <text:p>image/jpeg</text:p>
          </table:table-cell>
          <table:table-cell office:value-type="string">
            <text:p>2013-08-04T03:58:46.362597</text:p>
          </table:table-cell>
          <table:table-cell table:number-columns-repeated="2" office:value-type="string">
            <text:p>NA</text:p>
          </table:table-cell>
          <table:table-cell office:value-type="float" office:value="1375588726">
            <text:p>1375588726</text:p>
          </table:table-cell>
          <table:table-cell office:value-type="string">
            <text:p>Photo by mao</text:p>
          </table:table-cell>
          <table:table-cell office:value-type="string">
            <text:p>NA</text:p>
          </table:table-cell>
          <table:table-cell office:value-type="string">
            <text:p>ca8d6d00-019b-4030-9819-b5babab3e33b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rg.sugarlabs.InfoSlicer</text:p>
          </table:table-cell>
          <table:table-cell office:value-type="string">
            <text:p>#00A0FF,#9A5200</text:p>
          </table:table-cell>
          <table:table-cell office:value-type="string">
            <text:p>115cb11e5ec1ed732d811dac9e0765477ca5d2cf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6-02T19:38:17.258877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0201897">
            <text:p>1370201897</text:p>
          </table:table-cell>
          <table:table-cell office:value-type="string">
            <text:p>InfoSlicer Activity</text:p>
          </table:table-cell>
          <table:table-cell office:value-type="float" office:value="0">
            <text:p>0</text:p>
          </table:table-cell>
          <table:table-cell office:value-type="string">
            <text:p>9929704b-962c-4429-9929-41348a4a637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A</text:p>
          </table:table-cell>
          <table:table-cell office:value-type="string">
            <text:p>#00A0FF,#9A520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7-14T18:05:57.776447</text:p>
          </table:table-cell>
          <table:table-cell table:number-columns-repeated="2" office:value-type="string">
            <text:p>NA</text:p>
          </table:table-cell>
          <table:table-cell office:value-type="float" office:value="1373825157">
            <text:p>1373825157</text:p>
          </table:table-cell>
          <table:table-cell office:value-type="string">
            <text:p>Screenshot of "Analyze Journal Activity"</text:p>
          </table:table-cell>
          <table:table-cell office:value-type="string">
            <text:p>NA</text:p>
          </table:table-cell>
          <table:table-cell office:value-type="string">
            <text:p>2ec3b484-678f-4591-bcf6-af529a8cb1b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rg.laptop.physics</text:p>
          </table:table-cell>
          <table:table-cell office:value-type="string">
            <text:p>#FF2B34,#FF8F00</text:p>
          </table:table-cell>
          <table:table-cell office:value-type="string">
            <text:p>7a6d6bbaf1f000f309c2d1e1015222d83e0f7c07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8-02T01:13:59.31184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406039">
            <text:p>1375406039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bee08b1f-0774-4c6f-848e-d42d20cda14d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rg.laptop.Oficina</text:p>
          </table:table-cell>
          <table:table-cell office:value-type="string">
            <text:p>#00A0FF,#9A5200</text:p>
          </table:table-cell>
          <table:table-cell office:value-type="string">
            <text:p>7777c2ef22b20dd48a04d2b633cc71ffd87b143b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7-14T19:18:03.71940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29483">
            <text:p>1373829483</text:p>
          </table:table-cell>
          <table:table-cell office:value-type="string">
            <text:p>Paint Activity</text:p>
          </table:table-cell>
          <table:table-cell office:value-type="float" office:value="0">
            <text:p>0</text:p>
          </table:table-cell>
          <table:table-cell office:value-type="string">
            <text:p>8d04250a-b586-480b-bd68-f719ace537d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rg.laptop.Chat</text:p>
          </table:table-cell>
          <table:table-cell office:value-type="string">
            <text:p>#FF2B34,#FF8F00</text:p>
          </table:table-cell>
          <table:table-cell office:value-type="string">
            <text:p>c1dad93f7f91c83eeed13241375f81b516b791d9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3-07-28T16:55:13.61133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0513">
            <text:p>1375030513</text:p>
          </table:table-cell>
          <table:table-cell office:value-type="string">
            <text:p>Chat Activity</text:p>
          </table:table-cell>
          <table:table-cell office:value-type="float" office:value="0">
            <text:p>0</text:p>
          </table:table-cell>
          <table:table-cell office:value-type="string">
            <text:p>bbb4c605-d88a-4d96-9387-796102b6ad4d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rg.laptop.TamTamEdit</text:p>
          </table:table-cell>
          <table:table-cell office:value-type="string">
            <text:p>#00A0FF,#9A5200</text:p>
          </table:table-cell>
          <table:table-cell office:value-type="string">
            <text:p>434c9bdfdd8b28fc51bd219df035bfc044f6dbd2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2T02:10:04.123136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4459004">
            <text:p>1374459004</text:p>
          </table:table-cell>
          <table:table-cell office:value-type="string">
            <text:p>TamTamEdit Activity</text:p>
          </table:table-cell>
          <table:table-cell office:value-type="float" office:value="0">
            <text:p>0</text:p>
          </table:table-cell>
          <table:table-cell office:value-type="string">
            <text:p>7f1d1f83-0cfd-4861-ba05-167fc6c08ab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rg.laptop.MeasureActivity</text:p>
          </table:table-cell>
          <table:table-cell office:value-type="string">
            <text:p>#00EA11,#5E008C</text:p>
          </table:table-cell>
          <table:table-cell office:value-type="string">
            <text:p>9f28b887045454974a650a351d8da48d82fc0f01</text:p>
          </table:table-cell>
          <table:table-cell office:value-type="float" office:value="0">
            <text:p>0</text:p>
          </table:table-cell>
          <table:table-cell office:value-type="string">
            <text:p>text/csv</text:p>
          </table:table-cell>
          <table:table-cell office:value-type="string">
            <text:p>2011-08-18T18:21:54.211292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3691714">
            <text:p>1313691714</text:p>
          </table:table-cell>
          <table:table-cell office:value-type="string">
            <text:p>Measure Activity</text:p>
          </table:table-cell>
          <table:table-cell office:value-type="float" office:value="1">
            <text:p>1</text:p>
          </table:table-cell>
          <table:table-cell office:value-type="string">
            <text:p>53bec112-9ada-4917-9300-b9e1de6dba8d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rg.laptop.sugar.ReadActivity</text:p>
          </table:table-cell>
          <table:table-cell office:value-type="string">
            <text:p>#00A0FF,#9A5200</text:p>
          </table:table-cell>
          <table:table-cell office:value-type="string">
            <text:p>0a4b3a2374e5ecc3e14ee849a34994b7f7d9267b</text:p>
          </table:table-cell>
          <table:table-cell office:value-type="float" office:value="0">
            <text:p>0</text:p>
          </table:table-cell>
          <table:table-cell office:value-type="string">
            <text:p>application/pdf</text:p>
          </table:table-cell>
          <table:table-cell office:value-type="string">
            <text:p>2013-07-14T18:19:26.168426</text:p>
          </table:table-cell>
          <table:table-cell table:number-columns-repeated="2" office:value-type="string">
            <text:p>NA</text:p>
          </table:table-cell>
          <table:table-cell office:value-type="float" office:value="1373825966">
            <text:p>1373825966</text:p>
          </table:table-cell>
          <table:table-cell office:value-type="string">
            <text:p>Among the Meadow People, by Clara Dillingham Pierson</text:p>
          </table:table-cell>
          <table:table-cell office:value-type="float" office:value="1">
            <text:p>1</text:p>
          </table:table-cell>
          <table:table-cell office:value-type="string">
            <text:p>1fa9c369-bafe-455c-bbc1-1cb6e1f7ac0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rg.laptop.WebActivity</text:p>
          </table:table-cell>
          <table:table-cell office:value-type="string">
            <text:p>#00EA11,#5E008C</text:p>
          </table:table-cell>
          <table:table-cell office:value-type="string">
            <text:p>128c44dabd4e165878ae53c99b68f13807262930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1-11-06T13:23:19.28030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20614599">
            <text:p>1320614599</text:p>
          </table:table-cell>
          <table:table-cell office:value-type="string">
            <text:p>Download Skype for Linux</text:p>
          </table:table-cell>
          <table:table-cell office:value-type="float" office:value="1">
            <text:p>1</text:p>
          </table:table-cell>
          <table:table-cell office:value-type="string">
            <text:p>304217ab-6397-4cef-951e-a6e5b4453ff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rg.sugarlabs.AnalyzeJournal</text:p>
          </table:table-cell>
          <table:table-cell office:value-type="string">
            <text:p>#00A0FF,#9A5200</text:p>
          </table:table-cell>
          <table:table-cell office:value-type="string">
            <text:p>342ccd012144a47e6bf9c2c44584a5fcb199b379</text:p>
          </table:table-cell>
          <table:table-cell office:value-type="float" office:value="0">
            <text:p>0</text:p>
          </table:table-cell>
          <table:table-cell office:value-type="string">
            <text:p>application/x-chart-activity</text:p>
          </table:table-cell>
          <table:table-cell office:value-type="string">
            <text:p>2013-07-28T17:56:44.46117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4204">
            <text:p>1375034204</text:p>
          </table:table-cell>
          <table:table-cell office:value-type="string">
            <text:p>Analyze Journal Activity</text:p>
          </table:table-cell>
          <table:table-cell office:value-type="float" office:value="0">
            <text:p>0</text:p>
          </table:table-cell>
          <table:table-cell office:value-type="string">
            <text:p>29a42b11-d9cc-4adf-ba97-a251aec8e7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rg.laptop.WebActivity</text:p>
          </table:table-cell>
          <table:table-cell office:value-type="string">
            <text:p>#00A0FF,#9A5200</text:p>
          </table:table-cell>
          <table:table-cell office:value-type="string">
            <text:p>56dc756ea8fba5663cdede4b311bd09c3f768e1c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3-06-15T17:35:47.10052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1317747">
            <text:p>1371317747</text:p>
          </table:table-cell>
          <table:table-cell office:value-type="string">
            <text:p>OLPC Library</text:p>
          </table:table-cell>
          <table:table-cell office:value-type="float" office:value="0">
            <text:p>0</text:p>
          </table:table-cell>
          <table:table-cell office:value-type="string">
            <text:p>ba59d817-5e78-4fa1-b0c5-73fc789e3c5b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m.jotaro.ImplodeActivity</text:p>
          </table:table-cell>
          <table:table-cell office:value-type="string">
            <text:p>#FF8F00,#BE9E00</text:p>
          </table:table-cell>
          <table:table-cell office:value-type="string">
            <text:p>2d52364d5304b36d946c24213a5979062b3f025b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4:06:08.993894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9168">
            <text:p>1375589168</text:p>
          </table:table-cell>
          <table:table-cell office:value-type="string">
            <text:p>Implode Activity</text:p>
          </table:table-cell>
          <table:table-cell office:value-type="float" office:value="1">
            <text:p>1</text:p>
          </table:table-cell>
          <table:table-cell office:value-type="string">
            <text:p>cc6c4e4e-e0c4-4fac-8686-eef36899027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m.garycmartin.Moon</text:p>
          </table:table-cell>
          <table:table-cell office:value-type="string">
            <text:p>#FF8F00,#BE9E00</text:p>
          </table:table-cell>
          <table:table-cell office:value-type="string">
            <text:p>226018b1034a0ebcd6f7badfa77f785ac7fbad8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3:59:17.76738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8757">
            <text:p>1375588757</text:p>
          </table:table-cell>
          <table:table-cell office:value-type="string">
            <text:p>Moon Activity</text:p>
          </table:table-cell>
          <table:table-cell office:value-type="float" office:value="1">
            <text:p>1</text:p>
          </table:table-cell>
          <table:table-cell office:value-type="string">
            <text:p>8dcb5836-881c-40f8-a031-e0ec10da958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A</text:p>
          </table:table-cell>
          <table:table-cell office:value-type="string">
            <text:p>#00A0FF,#9A520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office:value-type="string">
            <text:p>application/vnd.olpc-sugar</text:p>
          </table:table-cell>
          <table:table-cell office:value-type="string">
            <text:p>2013-07-26T16:46:04.620154</text:p>
          </table:table-cell>
          <table:table-cell table:number-columns-repeated="2" office:value-type="string">
            <text:p>NA</text:p>
          </table:table-cell>
          <table:table-cell office:value-type="float" office:value="1374857164">
            <text:p>1374857164</text:p>
          </table:table-cell>
          <table:table-cell office:value-type="string">
            <text:p>analyze_journal-2.xo</text:p>
          </table:table-cell>
          <table:table-cell office:value-type="string">
            <text:p>NA</text:p>
          </table:table-cell>
          <table:table-cell office:value-type="string">
            <text:p>5c87a831-0771-41cf-a399-6084076e7aa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rg.laptop.sugar.ReadActivity</text:p>
          </table:table-cell>
          <table:table-cell office:value-type="string">
            <text:p>#00A0FF,#9A5200</text:p>
          </table:table-cell>
          <table:table-cell office:value-type="string">
            <text:p>1ccbabf6db2e15b4ba7ee3365b3e16800d76cd6a</text:p>
          </table:table-cell>
          <table:table-cell office:value-type="float" office:value="0">
            <text:p>0</text:p>
          </table:table-cell>
          <table:table-cell office:value-type="string">
            <text:p>application/pdf</text:p>
          </table:table-cell>
          <table:table-cell office:value-type="string">
            <text:p>2013-07-14T18:19:45.287313</text:p>
          </table:table-cell>
          <table:table-cell table:number-columns-repeated="2" office:value-type="string">
            <text:p>NA</text:p>
          </table:table-cell>
          <table:table-cell office:value-type="float" office:value="1373825985">
            <text:p>1373825985</text:p>
          </table:table-cell>
          <table:table-cell office:value-type="string">
            <text:p>Grimm's Fairy Tales, by Wilhem Karl Grimm</text:p>
          </table:table-cell>
          <table:table-cell office:value-type="float" office:value="1">
            <text:p>1</text:p>
          </table:table-cell>
          <table:table-cell office:value-type="string">
            <text:p>287c22ce-908c-48fc-86b5-257f4af9838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rg.laptop.physics</text:p>
          </table:table-cell>
          <table:table-cell office:value-type="string">
            <text:p>#00A0FF,#9A5200</text:p>
          </table:table-cell>
          <table:table-cell office:value-type="string">
            <text:p>3c54cc0135b9ba64ec00c355fb5ed765536e4385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7-23T12:13:21.748636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4581601">
            <text:p>1374581601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e5df26bb-3b1d-4f93-a8fb-dd8bc4ebc6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rg.sugarlabs.PortfolioActivity</text:p>
          </table:table-cell>
          <table:table-cell office:value-type="string">
            <text:p>#FF2B34,#FF8F00</text:p>
          </table:table-cell>
          <table:table-cell office:value-type="string">
            <text:p>515140cd6671a326e5f59ef50617e2a3a53d6b6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8T17:11:47.110181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1507">
            <text:p>1375031507</text:p>
          </table:table-cell>
          <table:table-cell office:value-type="string">
            <text:p>Portfolio Activity</text:p>
          </table:table-cell>
          <table:table-cell office:value-type="float" office:value="0">
            <text:p>0</text:p>
          </table:table-cell>
          <table:table-cell office:value-type="string">
            <text:p>897abe81-2fd1-4c79-b47c-beac729c5fc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4" office:value-type="string">
            <text:p>NA</text:p>
          </table:table-cell>
          <table:table-cell office:value-type="string">
            <text:p>audio/x-mpegurl</text:p>
          </table:table-cell>
          <table:table-cell office:value-type="string">
            <text:p>2013-08-06T00:01:58.262880</text:p>
          </table:table-cell>
          <table:table-cell table:number-columns-repeated="2" office:value-type="string">
            <text:p>NA</text:p>
          </table:table-cell>
          <table:table-cell office:value-type="float" office:value="1375747318">
            <text:p>1375747318</text:p>
          </table:table-cell>
          <table:table-cell office:value-type="string">
            <text:p>Jukebox playlist</text:p>
          </table:table-cell>
          <table:table-cell office:value-type="string">
            <text:p>NA</text:p>
          </table:table-cell>
          <table:table-cell office:value-type="string">
            <text:p>4e4affe1-4579-4442-b999-8cd0b5ae975f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rg.laptop.Pippy</text:p>
          </table:table-cell>
          <table:table-cell office:value-type="string">
            <text:p>#FF2B34,#FF8F00</text:p>
          </table:table-cell>
          <table:table-cell office:value-type="string">
            <text:p>6e59ce428b218ef5a8a081dd2f321fb08ad756eb</text:p>
          </table:table-cell>
          <table:table-cell office:value-type="float" office:value="0">
            <text:p>0</text:p>
          </table:table-cell>
          <table:table-cell office:value-type="string">
            <text:p>text/x-python</text:p>
          </table:table-cell>
          <table:table-cell office:value-type="string">
            <text:p>2013-07-28T17:26:03.426005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2363">
            <text:p>1375032363</text:p>
          </table:table-cell>
          <table:table-cell office:value-type="string">
            <text:p>Pippy Activity</text:p>
          </table:table-cell>
          <table:table-cell office:value-type="float" office:value="0">
            <text:p>0</text:p>
          </table:table-cell>
          <table:table-cell office:value-type="string">
            <text:p>ea1f0dfd-60d4-4ad4-9158-24cde175196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org.laptop.ImageViewerActivity</text:p>
          </table:table-cell>
          <table:table-cell office:value-type="string">
            <text:p>#00A0FF,#9A5200</text:p>
          </table:table-cell>
          <table:table-cell office:value-type="string">
            <text:p>3dd9dda1e881483a898f8886479c715de34da038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6-17T02:31:28.520021</text:p>
          </table:table-cell>
          <table:table-cell table:number-columns-repeated="2" office:value-type="string">
            <text:p>NA</text:p>
          </table:table-cell>
          <table:table-cell office:value-type="float" office:value="1371436288">
            <text:p>1371436288</text:p>
          </table:table-cell>
          <table:table-cell office:value-type="string">
            <text:p>Screenshot of "Tahoe-LAFS - Welcome"</text:p>
          </table:table-cell>
          <table:table-cell office:value-type="string">
            <text:p>NA</text:p>
          </table:table-cell>
          <table:table-cell office:value-type="string">
            <text:p>b29d662a-a655-4a4c-b04a-6c9095ba492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 office:value-type="string">
            <text:p>NA</text:p>
          </table:table-cell>
          <table:table-cell office:value-type="string">
            <text:p>audio/x-mpegurl</text:p>
          </table:table-cell>
          <table:table-cell office:value-type="string">
            <text:p>2013-08-02T01:16:52.976287</text:p>
          </table:table-cell>
          <table:table-cell table:number-columns-repeated="2" office:value-type="string">
            <text:p>NA</text:p>
          </table:table-cell>
          <table:table-cell office:value-type="float" office:value="1375406212">
            <text:p>1375406212</text:p>
          </table:table-cell>
          <table:table-cell office:value-type="string">
            <text:p>Jukebox playlist</text:p>
          </table:table-cell>
          <table:table-cell office:value-type="string">
            <text:p>NA</text:p>
          </table:table-cell>
          <table:table-cell office:value-type="string">
            <text:p>f794fc08-3d15-45c1-8e37-27dc55a68d0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rg.sugarlabs.AbacusActivity</text:p>
          </table:table-cell>
          <table:table-cell office:value-type="string">
            <text:p>#00A0FF,#9A5200</text:p>
          </table:table-cell>
          <table:table-cell office:value-type="string">
            <text:p>ac9e7934bf2f342d91d9aee0f4d6a67511aa1d01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14T18:06:57.799412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25217">
            <text:p>1373825217</text:p>
          </table:table-cell>
          <table:table-cell office:value-type="string">
            <text:p>Abacus Activity</text:p>
          </table:table-cell>
          <table:table-cell office:value-type="float" office:value="0">
            <text:p>0</text:p>
          </table:table-cell>
          <table:table-cell office:value-type="string">
            <text:p>6f60c9dc-5842-4f25-b7c5-b8dc525ea49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rg.laptop.ImageViewerActivity</text:p>
          </table:table-cell>
          <table:table-cell office:value-type="string">
            <text:p>#00A0FF,#9A5200</text:p>
          </table:table-cell>
          <table:table-cell office:value-type="string">
            <text:p>e711c8ac9e9b05326798810c5b0d8d70c97d0e8f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8-06T00:02:40.816181</text:p>
          </table:table-cell>
          <table:table-cell table:number-columns-repeated="2" office:value-type="string">
            <text:p>NA</text:p>
          </table:table-cell>
          <table:table-cell office:value-type="float" office:value="1375747360">
            <text:p>1375747360</text:p>
          </table:table-cell>
          <table:table-cell office:value-type="string">
            <text:p>Screenshot of "Tahoe-LAFS Introducer"</text:p>
          </table:table-cell>
          <table:table-cell office:value-type="float" office:value="1">
            <text:p>1</text:p>
          </table:table-cell>
          <table:table-cell office:value-type="string">
            <text:p>818ebf38-db99-4a2f-b39d-e324e4911e3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rg.laptop.WebActivity</text:p>
          </table:table-cell>
          <table:table-cell office:value-type="string">
            <text:p>#00A0FF,#9A5200</text:p>
          </table:table-cell>
          <table:table-cell office:value-type="string">
            <text:p>a8c0d4aa5cda9b62f29e322248ba5f48290c191f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3-07-14T18:06:39.159964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825199">
            <text:p>1373825199</text:p>
          </table:table-cell>
          <table:table-cell office:value-type="string">
            <text:p>Analyze Journal :: Activities for Sugar</text:p>
          </table:table-cell>
          <table:table-cell office:value-type="float" office:value="0">
            <text:p>0</text:p>
          </table:table-cell>
          <table:table-cell office:value-type="string">
            <text:p>9c0726a6-3be8-447b-9d36-75c158dcb8f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rg.laptop.Calculate</text:p>
          </table:table-cell>
          <table:table-cell office:value-type="string">
            <text:p>#FF8F00,#BE9E00</text:p>
          </table:table-cell>
          <table:table-cell office:value-type="string">
            <text:p>ed953251253a7553db016c4b87b90f751366e06b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4:01:55.179191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8915">
            <text:p>1375588915</text:p>
          </table:table-cell>
          <table:table-cell office:value-type="string">
            <text:p>Calculate Activity</text:p>
          </table:table-cell>
          <table:table-cell office:value-type="float" office:value="1">
            <text:p>1</text:p>
          </table:table-cell>
          <table:table-cell office:value-type="string">
            <text:p>917d16f9-5d0a-4341-816a-7fdefcb1ec7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v.alterna.Clock</text:p>
          </table:table-cell>
          <table:table-cell office:value-type="string">
            <text:p>#FF2B34,#FF8F00</text:p>
          </table:table-cell>
          <table:table-cell office:value-type="string">
            <text:p>a3b3bb1eabc392d634bc400740f6048961ee31c8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9T00:40:06.527836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58406">
            <text:p>1375058406</text:p>
          </table:table-cell>
          <table:table-cell office:value-type="string">
            <text:p>Clock Activity</text:p>
          </table:table-cell>
          <table:table-cell office:value-type="float" office:value="0">
            <text:p>0</text:p>
          </table:table-cell>
          <table:table-cell office:value-type="string">
            <text:p>686b763e-63bb-42fd-a786-5afc72930fef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rg.laptop.physics</text:p>
          </table:table-cell>
          <table:table-cell office:value-type="string">
            <text:p>#00A0FF,#9A5200</text:p>
          </table:table-cell>
          <table:table-cell office:value-type="string">
            <text:p>efb9b8363b954fa33b5df5eda6980255e0f6a13e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7-28T17:08:39.903654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1319">
            <text:p>1375031319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7114c6fb-28f8-449d-989d-6b31882c34d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u.lux.olpc.Maze</text:p>
          </table:table-cell>
          <table:table-cell office:value-type="string">
            <text:p>#00EA11,#5E008C</text:p>
          </table:table-cell>
          <table:table-cell office:value-type="string">
            <text:p>fc4c5a69e50cf00abbaf73edcc9ee4b78c22bc40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5T23:09:18.786623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758558">
            <text:p>1375758558</text:p>
          </table:table-cell>
          <table:table-cell office:value-type="string">
            <text:p>Maze Activity</text:p>
          </table:table-cell>
          <table:table-cell office:value-type="float" office:value="1">
            <text:p>1</text:p>
          </table:table-cell>
          <table:table-cell office:value-type="string">
            <text:p>3e57e505-8ed3-44fb-a1fa-1f17a30b627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org.sugarlabs.SimpleGraph</text:p>
          </table:table-cell>
          <table:table-cell office:value-type="string">
            <text:p>#00A0FF,#9A5200</text:p>
          </table:table-cell>
          <table:table-cell office:value-type="string">
            <text:p>934b7ebaae1c1530f74d21f1d38590fb3586133d</text:p>
          </table:table-cell>
          <table:table-cell office:value-type="float" office:value="0">
            <text:p>0</text:p>
          </table:table-cell>
          <table:table-cell office:value-type="string">
            <text:p>application/x-chart-activity</text:p>
          </table:table-cell>
          <table:table-cell office:value-type="string">
            <text:p>2013-07-13T18:35:59.70498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3740559">
            <text:p>1373740559</text:p>
          </table:table-cell>
          <table:table-cell office:value-type="string">
            <text:p>Chart Activity</text:p>
          </table:table-cell>
          <table:table-cell office:value-type="float" office:value="0">
            <text:p>0</text:p>
          </table:table-cell>
          <table:table-cell office:value-type="string">
            <text:p>0f0edb5a-6557-46d4-b79a-a732586d1ec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org.laptop.Pippy</text:p>
          </table:table-cell>
          <table:table-cell office:value-type="string">
            <text:p>#00EA11,#5E008C</text:p>
          </table:table-cell>
          <table:table-cell office:value-type="string">
            <text:p>9ff09baa3f51f60a598fc9c8166c8026b54b1f97</text:p>
          </table:table-cell>
          <table:table-cell office:value-type="float" office:value="0">
            <text:p>0</text:p>
          </table:table-cell>
          <table:table-cell office:value-type="string">
            <text:p>text/x-python</text:p>
          </table:table-cell>
          <table:table-cell office:value-type="string">
            <text:p>2013-08-05T23:09:34.526282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758574">
            <text:p>1375758574</text:p>
          </table:table-cell>
          <table:table-cell office:value-type="string">
            <text:p>Pippy Activity</text:p>
          </table:table-cell>
          <table:table-cell office:value-type="float" office:value="1">
            <text:p>1</text:p>
          </table:table-cell>
          <table:table-cell office:value-type="string">
            <text:p>d3cece53-96d0-4ec3-96bd-3b68210b3f9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g.laptop.physics</text:p>
          </table:table-cell>
          <table:table-cell office:value-type="string">
            <text:p>#00A0FF,#9A5200</text:p>
          </table:table-cell>
          <table:table-cell office:value-type="string">
            <text:p>e82f1f25e7b2f3069363a6d57885d838aa34d01c</text:p>
          </table:table-cell>
          <table:table-cell office:value-type="float" office:value="0">
            <text:p>0</text:p>
          </table:table-cell>
          <table:table-cell office:value-type="string">
            <text:p>application/x-physics-activity</text:p>
          </table:table-cell>
          <table:table-cell office:value-type="string">
            <text:p>2013-06-02T21:49:04.391639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0209744">
            <text:p>1370209744</text:p>
          </table:table-cell>
          <table:table-cell office:value-type="string">
            <text:p>Physics Activity</text:p>
          </table:table-cell>
          <table:table-cell office:value-type="float" office:value="0">
            <text:p>0</text:p>
          </table:table-cell>
          <table:table-cell office:value-type="string">
            <text:p>e50c5c16-8974-4336-8421-a6878d3ce19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rg.sugarlabs.XoScope</text:p>
          </table:table-cell>
          <table:table-cell office:value-type="string">
            <text:p>#00EA11,#5E008C</text:p>
          </table:table-cell>
          <table:table-cell office:value-type="string">
            <text:p>3b5ba098a5642dbb33f87d40a7520df0f7957302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1-11-06T13:23:28.188647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20614608">
            <text:p>1320614608</text:p>
          </table:table-cell>
          <table:table-cell office:value-type="string">
            <text:p>Telescope Activity</text:p>
          </table:table-cell>
          <table:table-cell office:value-type="float" office:value="0">
            <text:p>0</text:p>
          </table:table-cell>
          <table:table-cell office:value-type="string">
            <text:p>43a6ea1e-dd27-4414-a395-e909b58640a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rg.laptop.MeasureActivity</text:p>
          </table:table-cell>
          <table:table-cell office:value-type="string">
            <text:p>#FF2B34,#FF8F00</text:p>
          </table:table-cell>
          <table:table-cell office:value-type="string">
            <text:p>547fc1231a6b274eebebf8c5956c1f81c04d17c0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30T01:40:47.105402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148447">
            <text:p>1375148447</text:p>
          </table:table-cell>
          <table:table-cell office:value-type="string">
            <text:p>Measure Activity</text:p>
          </table:table-cell>
          <table:table-cell office:value-type="float" office:value="0">
            <text:p>0</text:p>
          </table:table-cell>
          <table:table-cell office:value-type="string">
            <text:p>6cbc06c8-a633-442d-92f4-b714a5d5a5b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rg.laptop.MeasureActivity</text:p>
          </table:table-cell>
          <table:table-cell office:value-type="string">
            <text:p>#FF8F00,#BE9E00</text:p>
          </table:table-cell>
          <table:table-cell office:value-type="string">
            <text:p>29abd47cece94de7617e68e25a5e25a1783254b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4:05:10.82750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9110">
            <text:p>1375589110</text:p>
          </table:table-cell>
          <table:table-cell office:value-type="string">
            <text:p>Measure Activity</text:p>
          </table:table-cell>
          <table:table-cell office:value-type="float" office:value="1">
            <text:p>1</text:p>
          </table:table-cell>
          <table:table-cell office:value-type="string">
            <text:p>30bdf32e-0f6f-4228-a665-e70f502e619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rg.laptop.community.Finance</text:p>
          </table:table-cell>
          <table:table-cell office:value-type="string">
            <text:p>#AC32FF,#FF8F00</text:p>
          </table:table-cell>
          <table:table-cell office:value-type="string">
            <text:p>87267e499bb275a05ce4eb6083c590515bf39463</text:p>
          </table:table-cell>
          <table:table-cell office:value-type="float" office:value="0">
            <text:p>0</text:p>
          </table:table-cell>
          <table:table-cell office:value-type="string">
            <text:p>text/plain</text:p>
          </table:table-cell>
          <table:table-cell office:value-type="string">
            <text:p>2013-08-03T16:49:34.398404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48574">
            <text:p>1375548574</text:p>
          </table:table-cell>
          <table:table-cell office:value-type="string">
            <text:p>Finance Activity</text:p>
          </table:table-cell>
          <table:table-cell office:value-type="float" office:value="0">
            <text:p>0</text:p>
          </table:table-cell>
          <table:table-cell office:value-type="string">
            <text:p>0bf49378-bbb7-484e-b4b7-7755fe4ef5c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rg.laptop.RecordActivity</text:p>
          </table:table-cell>
          <table:table-cell office:value-type="string">
            <text:p>#FF2B34,#FF8F00</text:p>
          </table:table-cell>
          <table:table-cell office:value-type="string">
            <text:p>efddbc97dd23682cc050d19cea9982da5d86f65c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7-28T16:55:07.629818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0507">
            <text:p>1375030507</text:p>
          </table:table-cell>
          <table:table-cell office:value-type="string">
            <text:p>Record Activity</text:p>
          </table:table-cell>
          <table:table-cell office:value-type="float" office:value="0">
            <text:p>0</text:p>
          </table:table-cell>
          <table:table-cell office:value-type="string">
            <text:p>b3f69fc6-df1a-4328-a1ec-67f67310cd7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org.laptop.ImageViewerActivity</text:p>
          </table:table-cell>
          <table:table-cell office:value-type="string">
            <text:p>#00A0FF,#9A5200</text:p>
          </table:table-cell>
          <table:table-cell office:value-type="string">
            <text:p>1a304a892d0855f8b58b64d4f8defab665d772c1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6-17T02:33:41.768431</text:p>
          </table:table-cell>
          <table:table-cell table:number-columns-repeated="2" office:value-type="string">
            <text:p>NA</text:p>
          </table:table-cell>
          <table:table-cell office:value-type="float" office:value="1371436421">
            <text:p>1371436421</text:p>
          </table:table-cell>
          <table:table-cell office:value-type="string">
            <text:p>Screenshot of "Tahoe-LAFS - Welcome"</text:p>
          </table:table-cell>
          <table:table-cell office:value-type="string">
            <text:p>NA</text:p>
          </table:table-cell>
          <table:table-cell office:value-type="string">
            <text:p>fdbe3604-e888-4107-923a-b2bbdff2573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org.laptop.RecordActivity</text:p>
          </table:table-cell>
          <table:table-cell office:value-type="string">
            <text:p>#FF8F00,#BE9E00</text:p>
          </table:table-cell>
          <table:table-cell office:value-type="string">
            <text:p>860b66dc804d99f1fc8e37de206858cb090a7f0a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3-08-04T03:58:46.881481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588726">
            <text:p>1375588726</text:p>
          </table:table-cell>
          <table:table-cell office:value-type="string">
            <text:p>Record Activity</text:p>
          </table:table-cell>
          <table:table-cell office:value-type="float" office:value="1">
            <text:p>1</text:p>
          </table:table-cell>
          <table:table-cell office:value-type="string">
            <text:p>c7022a25-892a-4848-b539-8b525371d57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org.laptop.ImageViewerActivity</text:p>
          </table:table-cell>
          <table:table-cell office:value-type="string">
            <text:p>#00EA11,#5E008C</text:p>
          </table:table-cell>
          <table:table-cell office:value-type="string">
            <text:p>3ffcbf2bc6b932f2c9df32907eb36b08a321cb9f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8-05T23:08:21.423973</text:p>
          </table:table-cell>
          <table:table-cell table:number-columns-repeated="2" office:value-type="string">
            <text:p>NA</text:p>
          </table:table-cell>
          <table:table-cell office:value-type="float" office:value="1375758501">
            <text:p>1375758501</text:p>
          </table:table-cell>
          <table:table-cell office:value-type="string">
            <text:p>Waveform 1</text:p>
          </table:table-cell>
          <table:table-cell office:value-type="float" office:value="1">
            <text:p>1</text:p>
          </table:table-cell>
          <table:table-cell office:value-type="string">
            <text:p>72c8b8e6-c754-423c-adef-30d000901f1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org.laptop.AbiWordActivity</text:p>
          </table:table-cell>
          <table:table-cell office:value-type="string">
            <text:p>#FF2B34,#FF8F00</text:p>
          </table:table-cell>
          <table:table-cell office:value-type="string">
            <text:p>858191a54ddb5fa51b97eb8d3eeb9a051023a239</text:p>
          </table:table-cell>
          <table:table-cell office:value-type="float" office:value="0">
            <text:p>0</text:p>
          </table:table-cell>
          <table:table-cell office:value-type="string">
            <text:p>application/vnd.oasis.opendocument.text</text:p>
          </table:table-cell>
          <table:table-cell office:value-type="string">
            <text:p>2013-07-28T18:29:54.892817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75036194">
            <text:p>1375036194</text:p>
          </table:table-cell>
          <table:table-cell office:value-type="string">
            <text:p>Write Activity</text:p>
          </table:table-cell>
          <table:table-cell office:value-type="float" office:value="0">
            <text:p>0</text:p>
          </table:table-cell>
          <table:table-cell office:value-type="string">
            <text:p>27364ba1-7352-4a23-94d4-204364d43f2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string">
            <text:p>NA</text:p>
          </table:table-cell>
          <table:table-cell office:value-type="string">
            <text:p>audio/x-mpegurl</text:p>
          </table:table-cell>
          <table:table-cell office:value-type="string">
            <text:p>2013-08-05T23:59:27.851647</text:p>
          </table:table-cell>
          <table:table-cell table:number-columns-repeated="2" office:value-type="string">
            <text:p>NA</text:p>
          </table:table-cell>
          <table:table-cell office:value-type="float" office:value="1375747167">
            <text:p>1375747167</text:p>
          </table:table-cell>
          <table:table-cell office:value-type="string">
            <text:p>Jukebox playlist</text:p>
          </table:table-cell>
          <table:table-cell office:value-type="string">
            <text:p>NA</text:p>
          </table:table-cell>
          <table:table-cell office:value-type="string">
            <text:p>488420cc-d964-4000-a591-60ce3b4c4bdf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org.laptop.TamTamMini</text:p>
          </table:table-cell>
          <table:table-cell office:value-type="string">
            <text:p>#00EA11,#5E008C</text:p>
          </table:table-cell>
          <table:table-cell office:value-type="string">
            <text:p>59e908708be6929f65df4fec16b327ef64ae5060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2011-09-03T22:05:56.473010</text:p>
          </table:table-cell>
          <table:table-cell office:value-type="string">
            <text:p>NA</text:p>
          </table:table-cell>
          <table:table-cell office:value-type="string">
            <text:p>private</text:p>
          </table:table-cell>
          <table:table-cell office:value-type="float" office:value="1315112756">
            <text:p>1315112756</text:p>
          </table:table-cell>
          <table:table-cell office:value-type="string">
            <text:p>TamTamMini Activity</text:p>
          </table:table-cell>
          <table:table-cell office:value-type="float" office:value="1">
            <text:p>1</text:p>
          </table:table-cell>
          <table:table-cell office:value-type="string">
            <text:p>44d12de3-42cb-4582-b75f-4950856429ea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rg.laptop.ImageViewerActivity</text:p>
          </table:table-cell>
          <table:table-cell office:value-type="string">
            <text:p>#00A0FF,#9A5200</text:p>
          </table:table-cell>
          <table:table-cell office:value-type="string">
            <text:p>a292da51c40e0971bb8be2666f0c7279585dd2bd</text:p>
          </table:table-cell>
          <table:table-cell office:value-type="float" office:value="0">
            <text:p>0</text:p>
          </table:table-cell>
          <table:table-cell office:value-type="string">
            <text:p>image/png</text:p>
          </table:table-cell>
          <table:table-cell office:value-type="string">
            <text:p>2013-07-14T18:58:58.269418</text:p>
          </table:table-cell>
          <table:table-cell table:number-columns-repeated="2" office:value-type="string">
            <text:p>NA</text:p>
          </table:table-cell>
          <table:table-cell office:value-type="float" office:value="1373828338">
            <text:p>1373828338</text:p>
          </table:table-cell>
          <table:table-cell office:value-type="string">
            <text:p>Screenshot of "Get Books"</text:p>
          </table:table-cell>
          <table:table-cell office:value-type="string">
            <text:p>NA</text:p>
          </table:table-cell>
          <table:table-cell office:value-type="string">
            <text:p>1fe6ae3a-2a49-4020-afbf-1081ea456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0T09:31:25</dc:date>
    <dc:creator>Leotis Buchanan</dc:creator>
    <meta:document-statistic meta:table-count="1" meta:cell-count="1014" meta:object-count="0"/>
    <meta:generator>LibreOffice/3.6$Linux_X86_64 LibreOffice_project/360m1$Build-2</meta:generator>
  </office:meta>
</office:document-meta>
</file>